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 Black"/>
    </style:style>
    <style:style style:name="P3" style:parent-style-name="Normal" style:family="paragraph">
      <style:text-properties style:font-name="Arial Black"/>
    </style:style>
    <style:style style:name="P4" style:parent-style-name="Normal" style:family="paragraph">
      <style:text-properties style:font-name="Arial Black"/>
    </style:style>
    <style:style style:name="P5" style:parent-style-name="Normal" style:family="paragraph">
      <style:text-properties style:font-name="Arial Black"/>
    </style:style>
    <style:style style:name="P6" style:parent-style-name="Normal" style:family="paragraph">
      <style:text-properties style:font-name="Arial Black"/>
    </style:style>
    <style:style style:name="P7" style:parent-style-name="Normal" style:family="paragraph">
      <style:text-properties style:font-name="Arial Black"/>
    </style:style>
    <style:style style:name="P8" style:parent-style-name="Normal" style:family="paragraph">
      <style:text-properties style:font-name="Arial Black"/>
    </style:style>
    <style:style style:name="P9" style:parent-style-name="Normal" style:family="paragraph">
      <style:text-properties style:font-name="Arial Black"/>
    </style:style>
    <style:style style:name="P10" style:parent-style-name="Normal" style:family="paragraph">
      <style:text-properties style:font-name="Arial Black"/>
    </style:style>
    <style:style style:name="P11" style:parent-style-name="Normal" style:family="paragraph">
      <style:text-properties style:font-name="Arial Black"/>
    </style:style>
    <style:style style:name="P12" style:parent-style-name="Normal" style:family="paragraph">
      <style:text-properties style:font-name="Arial Black"/>
    </style:style>
    <style:style style:name="P13" style:parent-style-name="Normal" style:family="paragraph">
      <style:text-properties style:font-name="Arial Black"/>
    </style:style>
    <style:style style:name="P14" style:parent-style-name="Normal" style:family="paragraph">
      <style:text-properties style:font-name="Arial Black"/>
    </style:style>
    <style:style style:name="P15" style:parent-style-name="Normal" style:family="paragraph">
      <style:text-properties style:font-name="Arial Black"/>
    </style:style>
    <style:style style:name="P16" style:parent-style-name="Normal" style:family="paragraph">
      <style:text-properties style:font-name="Arial Black"/>
    </style:style>
    <style:style style:name="P17" style:parent-style-name="Normal" style:family="paragraph">
      <style:text-properties style:font-name="Arial Black"/>
    </style:style>
    <style:style style:family="graphic" style:name="a37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1042in" svg:stroke-color="#000000" draw:marker-end="a20" svg:stroke-opacity="100%" draw:stroke-linejoin="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style:wrap="run-through" style:run-through="foreground" draw:fill="none" draw:stroke="solid" svg:stroke-width="0.01042in" svg:stroke-color="#000000" draw:marker-end="a23" svg:stroke-opacity="100%" draw:stroke-linejoin="round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1042in" svg:stroke-color="#000000" draw:marker-end="a25" svg:stroke-opacity="100%" draw:stroke-linejoin="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draw:fill="none" draw:stroke="solid" svg:stroke-width="0.01042in" svg:stroke-color="#000000" draw:marker-end="a28" svg:stroke-opacity="100%" draw:stroke-linejoin="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000000" draw:marker-end="a10" svg:stroke-opacity="100%" draw:stroke-linejoin="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042in" svg:stroke-color="#000000" draw:marker-end="a12" svg:stroke-opacity="100%" draw:stroke-linejoin="round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042in" svg:stroke-color="#000000" draw:marker-end="a14" svg:stroke-opacity="100%" draw:stroke-linejoin="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1042in" svg:stroke-color="#000000" draw:marker-end="a18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draw:marker-end="a0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.01042in" svg:stroke-color="#000000" draw:marker-end="a30" svg:stroke-opacity="100%" draw:stroke-linejoin="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onnector draw:type="line" svg:x1="4.08333in" svg:y1="2.29167in" svg:x2="4.09375in" svg:y2="1.70833in" draw:z-index="251689984" draw:id="id0" draw:style-name="a1" draw:name="AutoShape 37" text:anchor-type="paragraph"><svg:title/><svg:desc/></draw:connector><draw:frame draw:z-index="251681792" draw:id="id1" draw:style-name="a2" draw:name="Text Box 28" text:anchor-type="paragraph" svg:x="5.78125in" svg:y="2.29167in" svg:width="1.35417in" svg:height="0.39583in" style:rel-width="scale" style:rel-height="scale"><draw:text-box><text:p text:style-name="P2">Bedas Numbers</text:p></draw:text-box><svg:title/><svg:desc/></draw:frame><draw:frame draw:z-index="251677696" draw:id="id2" draw:style-name="a3" draw:name="Text Box 24" text:anchor-type="paragraph" svg:x="3.69792in" svg:y="5.07292in" svg:width="1.0625in" svg:height="0.44792in" style:rel-width="scale" style:rel-height="scale"><draw:text-box><text:p text:style-name="P3">Room id</text:p></draw:text-box><svg:title/><svg:desc/></draw:frame><draw:frame draw:z-index="251673600" draw:id="id3" draw:style-name="a4" draw:name="Text Box 20" text:anchor-type="paragraph" svg:x="-0.04167in" svg:y="5.01042in" svg:width="0.89583in" svg:height="0.63542in" style:rel-width="scale" style:rel-height="scale"><draw:text-box><text:p text:style-name="P4">Employée<text:s/>Name</text:p></draw:text-box><svg:title/><svg:desc/></draw:frame><draw:frame draw:z-index="251674624" draw:id="id4" draw:style-name="a5" draw:name="Text Box 21" text:anchor-type="paragraph" svg:x="1.26042in" svg:y="5.01042in" svg:width="1.11458in" svg:height="0.57292in" style:rel-width="scale" style:rel-height="scale"><draw:text-box><text:p text:style-name="P5">Employée spéciale</text:p></draw:text-box><svg:title/><svg:desc/></draw:frame><draw:frame draw:z-index="251667456" draw:id="id5" draw:style-name="a6" draw:name="Text Box 12" text:anchor-type="paragraph" svg:x="-0.15625in" svg:y="1.02083in" svg:width="0.72917in" svg:height="0.61458in" style:rel-width="scale" style:rel-height="scale"><draw:text-box><text:p text:style-name="P6">Hôtel<text:s/>Name</text:p></draw:text-box><svg:title/><svg:desc/></draw:frame><draw:connector draw:type="line" svg:x1="8.39583in" svg:y1="3.82292in" svg:x2="9.69792in" svg:y2="3.38542in" draw:z-index="251688960" draw:id="id6" draw:style-name="a8" draw:name="AutoShape 36" text:anchor-type="paragraph"><svg:title/><svg:desc/></draw:connector><draw:frame draw:z-index="251684864" draw:id="id7" draw:style-name="a9" draw:name="Text Box 31" text:anchor-type="paragraph" svg:x="9.69792in" svg:y="3.29167in" svg:width="1.03125in" svg:height="0.41667in" style:rel-width="scale" style:rel-height="scale"><draw:text-box><text:p text:style-name="P7">Id</text:p></draw:text-box><svg:title/><svg:desc/></draw:frame><draw:connector draw:type="line" svg:x1="8.27083in" svg:y1="3.70833in" svg:x2="8.91667in" svg:y2="2.70833in" draw:z-index="251687936" draw:id="id8" draw:style-name="a11" draw:name="AutoShape 34" text:anchor-type="paragraph"><svg:title/><svg:desc/></draw:connector><draw:connector draw:type="line" svg:x1="7.78125in" svg:y1="3.71875in" svg:x2="7.76042in" svg:y2="2.76042in" draw:z-index="251686912" draw:id="id9" draw:style-name="a13" draw:name="AutoShape 33" text:anchor-type="paragraph"><svg:title/><svg:desc/></draw:connector><draw:connector draw:type="line" svg:x1="7.13542in" svg:y1="3.71875in" svg:x2="6.58333in" svg:y2="2.70833in" draw:z-index="251685888" draw:id="id10" draw:style-name="a15" draw:name="AutoShape 32" text:anchor-type="paragraph"><svg:title/><svg:desc/></draw:connector><draw:frame draw:z-index="251683840" draw:id="id11" draw:style-name="a16" draw:name="Text Box 30" text:anchor-type="paragraph" svg:x="8.78125in" svg:y="2.29167in" svg:width="0.70833in" svg:height="0.41667in" style:rel-width="scale" style:rel-height="scale"><draw:text-box><text:p text:style-name="P8">Name</text:p></draw:text-box><svg:title/><svg:desc/></draw:frame><draw:frame draw:z-index="251682816" draw:id="id12" draw:style-name="a17" draw:name="Text Box 29" text:anchor-type="paragraph" svg:x="7.59375in" svg:y="2.29167in" svg:width="0.67708in" svg:height="0.41667in" style:rel-width="scale" style:rel-height="scale"><draw:text-box><text:p text:style-name="P9">Price</text:p></draw:text-box><svg:title/><svg:desc/></draw:frame><draw:connector draw:type="line" svg:x1="5.38542in" svg:y1="4.13542in" svg:x2="5.52083in" svg:y2="5.07292in" draw:z-index="251680768" draw:id="id13" draw:style-name="a19" draw:name="AutoShape 27" text:anchor-type="paragraph"><svg:title/><svg:desc/></draw:connector><draw:connector draw:type="line" svg:x1="4.64583in" svg:y1="4.13542in" svg:x2="4.3125in" svg:y2="5.125in" draw:z-index="251679744" draw:id="id14" draw:style-name="a21" draw:name="AutoShape 26" text:anchor-type="paragraph"><svg:title/><svg:desc/></draw:connector><draw:frame draw:z-index="251678720" draw:id="id15" draw:style-name="a22" draw:name="Text Box 25" text:anchor-type="paragraph" svg:x="5.08333in" svg:y="5.07292in" svg:width="0.84375in" svg:height="0.44792in" style:rel-width="scale" style:rel-height="scale"><draw:text-box><text:p text:style-name="P10">Fluor</text:p></draw:text-box><svg:title/><svg:desc/></draw:frame><draw:connector draw:type="line" svg:x1="1.95833in" svg:y1="4.34375in" svg:x2="1.95833in" svg:y2="5.07292in" draw:z-index="251676672" draw:id="id16" draw:style-name="a24" draw:name="AutoShape 23" text:anchor-type="paragraph"><svg:title/><svg:desc/></draw:connector><draw:connector draw:type="line" svg:x1="1.26042in" svg:y1="4.34375in" svg:x2="0.73958in" svg:y2="5.01042in" draw:z-index="251675648" draw:id="id17" draw:style-name="a26" draw:name="AutoShape 22" text:anchor-type="paragraph"><svg:title/><svg:desc/></draw:connector><draw:frame draw:z-index="251669504" draw:id="id18" draw:style-name="a27" draw:name="Text Box 14" text:anchor-type="paragraph" svg:x="3.60417in" svg:y="1.13542in" svg:width="0.80208in" svg:height="0.57292in" style:rel-width="scale" style:rel-height="scale"><draw:text-box><text:p text:style-name="P11">Type<text:s/>Name</text:p></draw:text-box><svg:title/><svg:desc/></draw:frame><draw:connector draw:type="line" svg:x1="1.08333in" svg:y1="2.29167in" svg:x2="0.39583in" svg:y2="1.55208in" draw:z-index="251671552" draw:id="id19" draw:style-name="a29" draw:name="AutoShape 16" text:anchor-type="paragraph"><svg:title/><svg:desc/></draw:connector><draw:connector draw:type="line" svg:x1="1.51042in" svg:y1="2.29167in" svg:x2="1.53125in" svg:y2="1.375in" draw:z-index="251670528" draw:id="id20" draw:style-name="a31" draw:name="AutoShape 15" text:anchor-type="paragraph"><svg:title/><svg:desc/></draw:connector><draw:frame draw:z-index="251668480" draw:id="id21" draw:style-name="a32" draw:name="Text Box 13" text:anchor-type="paragraph" svg:x="1.08333in" svg:y="1.02083in" svg:width="0.92708in" svg:height="0.35417in" style:rel-width="scale" style:rel-height="scale"><draw:text-box><text:p text:style-name="P12">Id<text:s/>hôtel</text:p></draw:text-box><svg:title/><svg:desc/></draw:frame><draw:connector draw:type="line" svg:x1="5.57292in" svg:y1="3.94792in" svg:x2="7.02083in" svg:y2="3.95833in" draw:z-index="251666432" draw:id="id22" draw:style-name="a33" draw:name="AutoShape 11" text:anchor-type="paragraph"><svg:title/><svg:desc/></draw:connector><draw:frame draw:z-index="251665408" draw:id="id23" draw:style-name="a34" draw:name="Text Box 9" text:anchor-type="paragraph" svg:x="7.02083in" svg:y="3.70833in" svg:width="1.375in" svg:height="0.42708in" style:rel-width="scale" style:rel-height="scale"><draw:text-box><text:p text:style-name="P13">Catégorie</text:p></draw:text-box><svg:title/><svg:desc/></draw:frame><draw:connector draw:type="line" svg:x1="2.14583in" svg:y1="2.86458in" svg:x2="4.51042in" svg:y2="3.71875in" draw:z-index="251664384" draw:id="id24" draw:style-name="a35" draw:name="AutoShape 8" text:anchor-type="paragraph"><svg:title/><svg:desc/></draw:connector><draw:frame draw:z-index="251663360" draw:id="id25" draw:style-name="a36" draw:name="Text Box 7" text:anchor-type="paragraph" svg:x="4.40625in" svg:y="3.71875in" svg:width="1.16667in" svg:height="0.41667in" style:rel-width="scale" style:rel-height="scale"><draw:text-box><text:p text:style-name="P14"><text:s text:c="4"/>Room</text:p></draw:text-box><svg:title/><svg:desc/></draw:frame><draw:connector draw:type="line" svg:x1="1.39583in" svg:y1="2.86458in" svg:x2="1.40625in" svg:y2="3.88542in" draw:z-index="251662336" draw:id="id26" draw:style-name="a37" draw:name="AutoShape 6" text:anchor-type="paragraph"><svg:title/><svg:desc/></draw:connector><draw:frame draw:z-index="251661312" draw:id="id27" draw:style-name="a38" draw:name="Text Box 5" text:anchor-type="paragraph" svg:x="1.08333in" svg:y="3.88542in" svg:width="1.0625in" svg:height="0.45833in" style:rel-width="scale" style:rel-height="scale"><draw:text-box><text:p text:style-name="P15">Employée</text:p></draw:text-box><svg:title/><svg:desc/></draw:frame><draw:connector draw:type="line" svg:x1="2.14583in" svg:y1="2.59375in" svg:x2="3.11458in" svg:y2="2.59375in" draw:z-index="251660288" draw:id="id28" draw:style-name="a39" draw:name="AutoShape 4" text:anchor-type="paragraph"><svg:title/><svg:desc/></draw:connector><draw:frame draw:z-index="251658240" draw:id="id29" draw:style-name="a40" draw:name="Text Box 2" text:anchor-type="paragraph" svg:x="1.01042in" svg:y="2.29167in" svg:width="1.13542in" svg:height="0.57292in" style:rel-width="scale" style:rel-height="scale"><draw:text-box><text:p text:style-name="P16"><text:s text:c="4"/>Hôtel<text:s text:c="2"/></text:p><text:p text:style-name="Normal"/></draw:text-box><svg:title/><svg:desc/></draw:frame><draw:frame draw:z-index="251659264" draw:id="id30" draw:style-name="a41" draw:name="Text Box 3" text:anchor-type="paragraph" svg:x="3.11458in" svg:y="2.29167in" svg:width="1.29167in" svg:height="0.57292in" style:rel-width="scale" style:rel-height="scale"><draw:text-box><text:p text:style-name="P17"><text:s text:c="5"/>Type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marker draw:name="a20" svg:viewBox="0 0 20 30" svg:d="m10 0-10 30h20z"/>
    <draw:marker draw:name="a0" svg:viewBox="0 0 20 30" svg:d="m10 0-10 30h20z"/>
    <draw:marker draw:name="a28" svg:viewBox="0 0 20 30" svg:d="m10 0-10 30h20z"/>
    <draw:marker draw:name="a7" svg:viewBox="0 0 20 30" svg:d="m10 0-10 30h20z"/>
    <draw:marker draw:name="a10" svg:viewBox="0 0 20 30" svg:d="m10 0-10 30h20z"/>
    <draw:marker draw:name="a18" svg:viewBox="0 0 20 30" svg:d="m10 0-10 30h20z"/>
    <draw:marker draw:name="a23" svg:viewBox="0 0 20 30" svg:d="m10 0-10 30h20z"/>
    <draw:marker draw:name="a12" svg:viewBox="0 0 20 30" svg:d="m10 0-10 30h20z"/>
    <draw:marker draw:name="a25" svg:viewBox="0 0 20 30" svg:d="m10 0-10 30h20z"/>
    <draw:marker draw:name="a30" svg:viewBox="0 0 20 30" svg:d="m10 0-10 30h20z"/>
    <draw:marker draw:name="a14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hada ghada</meta:initial-creator>
    <dc:creator>ghada ghada</dc:creator>
    <meta:creation-date>2021-03-23T10:29:00Z</meta:creation-date>
    <dc:date>2021-03-23T10:30:00Z</dc:date>
    <meta:template xlink:href="Normal.dotm" xlink:type="simple"/>
    <meta:editing-cycles>2</meta:editing-cycles>
    <meta:editing-duration>PT120S</meta:editing-duration>
    <meta:document-statistic meta:page-count="1" meta:paragraph-count="1" meta:word-count="4" meta:character-count="31" meta:row-count="1" meta:non-whitespace-character-count="28"/>
  </office:meta>
</office:document-meta>
</file>